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8.009cm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 fo:min-height="2.29cm" fo:min-width="5.7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cc99cc" draw:textarea-horizontal-align="justify" draw:textarea-vertical-align="middle" draw:auto-grow-height="false" fo:min-height="1.277cm" fo:min-width="6.59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7e0021" draw:textarea-horizontal-align="justify" draw:textarea-vertical-align="middle" draw:auto-grow-height="false" fo:min-height="1.401cm" fo:min-width="2.04cm"/>
    </style:style>
    <style:style style:name="gr7" style:family="graphic" style:parent-style-name="objectwithoutfill">
      <style:graphic-properties draw:stroke="none" draw:fill="none" fo:min-height="1.017cm"/>
    </style:style>
    <style:style style:name="gr8" style:family="graphic" style:parent-style-name="standard">
      <style:graphic-properties draw:fill-color="#579d1c" draw:textarea-horizontal-align="justify" draw:textarea-vertical-align="middle" draw:auto-grow-height="false" fo:min-height="2.529cm" fo:min-width="1.66cm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8.0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02cm" svg:stroke-color="#ff3333" draw:marker-start-width="0.352cm" draw:marker-end-width="0.352cm" draw:fill="none" draw:fill-color="#ffffff" draw:textarea-horizontal-align="justify" draw:textarea-vertical-align="middle" draw:auto-grow-height="false" fo:min-height="6.635cm" fo:min-width="27.72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13" style:family="graphic" style:parent-style-name="standard">
      <style:graphic-properties svg:stroke-width="0.051cm" draw:marker-start-width="0.276cm" draw:marker-end-width="0.276cm" draw:fill-color="#000000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.379cm" fo:min-width="0.129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99cc"/>
      <style:paragraph-properties fo:text-align="center"/>
    </style:style>
    <style:style style:name="P5" style:family="paragraph">
      <loext:graphic-properties draw:fill-color="#7e0021"/>
      <style:paragraph-properties fo:text-align="center"/>
    </style:style>
    <style:style style:name="P6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7" style:family="paragraph">
      <style:paragraph-properties fo:text-align="start"/>
      <style:text-properties fo:font-size="13pt" style:font-size-asian="13pt" style:font-size-complex="13pt"/>
    </style:style>
    <style:style style:name="P8" style:family="paragraph">
      <loext:graphic-properties draw:fill-color="#579d1c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99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0000" fo:font-size="13pt" style:font-size-asian="13pt" style:font-size-complex="13pt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509cm" svg:height="2.54cm" svg:x="9.255cm" svg:y="7.985cm">
          <text:p text:style-name="P1">Sophie service</text:p>
          <text:p text:style-name="P1">https://service.sophie.nzz.ch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223cm" svg:height="2.54cm" svg:x="2.27cm" svg:y="3.667cm">
          <text:p text:style-name="P1">GitHub API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.317cm" svg:x1="13.509cm" svg:y1="7.985cm" svg:x2="5.381cm" svg:y2="6.207cm" draw:start-shape="id1" draw:start-glue-point="0" draw:end-shape="id2" draw:end-glue-point="2" svg:d="M13509 7985v-572h-8128v-1206" svg:viewBox="0 0 8129 1779">
          <text:p text:style-name="P1">fetch releases</text:p>
        </draw:connector>
        <draw:custom-shape draw:style-name="gr4" draw:text-style-name="P4" xml:id="id3" draw:id="id3" draw:layer="layout" svg:width="10.033cm" svg:height="2.159cm" svg:x="9.128cm" svg:y="1.254cm">
          <text:p text:style-name="P1">sophie-color, sophie-font, 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5.381cm" svg:y1="3.667cm" svg:x2="9.128cm" svg:y2="2.334cm" draw:start-shape="id2" draw:start-glue-point="0" draw:end-shape="id3" draw:end-glue-point="6" svg:d="M5381 3667v-1333h3747" svg:viewBox="0 0 3748 1334">
          <text:p/>
        </draw:connector>
        <draw:custom-shape draw:style-name="gr6" draw:text-style-name="P5" xml:id="id4" draw:id="id4" draw:layer="layout" svg:width="2.54cm" svg:height="1.651cm" svg:x="2.016cm" svg:y="17.891cm">
          <text:p text:style-name="P1">UA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3.286cm" svg:y1="17.891cm" svg:x2="9.255cm" svg:y2="13.7cm" draw:start-shape="id4" draw:start-glue-point="0" draw:end-shape="id5" draw:end-glue-point="3" svg:d="M3286 17891v-4191h5969" svg:viewBox="0 0 5970 4192">
          <text:p text:style-name="P7"><text:span text:style-name="T1"/></text:p>
        </draw:connector>
        <draw:frame draw:style-name="gr7" draw:text-style-name="P6" draw:layer="layout" svg:width="23.622cm" svg:height="1.267cm" svg:x="3.413cm" svg:y="14.973cm">
          <draw:text-box>
            <text:p text:style-name="P7"><text:span text:style-name="T1">GET /bundle/sophie-font@~0.1.0,sophie-color@~0.1.0[color+background],sophie-input@~0.1.0[range].css</text:span></text:p>
          </draw:text-box>
        </draw:frame>
        <draw:custom-shape draw:style-name="gr8" draw:text-style-name="P8" xml:id="id6" draw:id="id6" draw:layer="layout" svg:width="2.159cm" svg:height="4.445cm" svg:x="25.384cm" svg:y="1.635cm">
          <text:p text:style-name="P1">Swisscom</text:p>
          <text:p text:style-name="P1">Dynamic</text:p>
          <text:p text:style-name="P1">Storage</text:p>
          <text:p text:style-name="P1"/>
          <text:p text:style-name="P1">(s3 comp.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xml:id="id5" draw:id="id5" draw:layer="layout" svg:width="8.509cm" svg:height="2.032cm" svg:x="9.255cm" svg:y="12.684cm">
          <text:p text:style-name="P1">keycd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509cm" svg:y1="12.684cm" svg:x2="13.509cm" svg:y2="10.525cm" draw:start-shape="id5" draw:start-glue-point="0" draw:end-shape="id1" draw:end-glue-point="2" svg:d="M13509 12684v-2159" svg:viewBox="0 0 1 2160">
          <text:p/>
        </draw:connector>
        <draw:connector draw:style-name="gr3" draw:text-style-name="P3" draw:layer="layout" draw:line-skew="0.381cm" svg:x1="13.509cm" svg:y1="7.985cm" svg:x2="26.463cm" svg:y2="6.08cm" draw:start-shape="id1" draw:start-glue-point="0" draw:end-shape="id6" svg:d="M13509 7985v-571h12954v-1334" svg:viewBox="0 0 12955 1906">
          <text:p text:style-name="P1">store bundles for 24h</text:p>
        </draw:connector>
        <draw:frame draw:style-name="gr10" draw:text-style-name="P9" draw:layer="layout" svg:width="18.282cm" svg:height="0.954cm" svg:x="5.191cm" svg:y="15.921cm">
          <draw:text-box>
            <text:p>&lt;package&gt;@&lt;semver version&gt;[only-sub1+only-sub2].&lt;format&gt;</text:p>
          </draw:text-box>
        </draw:frame>
        <draw:custom-shape draw:style-name="gr11" draw:text-style-name="P10" draw:layer="layout" svg:width="28.321cm" svg:height="6.985cm" svg:x="0.746cm" svg:y="0.619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7.517cm" svg:height="3.689cm" svg:x="18.858cm" svg:y="7.97cm">
          <draw:text-box>
            <text:p><text:span text:style-name="T2">- compiled bundles cached for 24h</text:span></text:p>
            <text:p><text:span text:style-name="T2">- on request atm</text:span></text:p>
            <text:p><text:span text:style-name="T2">- future: async bundle revalidation</text:span></text:p>
            <text:p><text:span text:style-name="T2"><text:s text:c="2"/></text:span><text:span text:style-name="T2">during the night.</text:span></text:p>
            <text:p><text:span text:style-name="T3"/></text:p>
            <text:p/>
          </draw:text-box>
        </draw:frame>
        <draw:frame draw:style-name="gr12" draw:text-style-name="P12" xml:id="id7" draw:id="id7" draw:layer="layout" svg:width="6.858cm" svg:height="3.299cm" svg:x="1.381cm" svg:y="8.239cm">
          <draw:text-box>
            <text:p text:style-name="P11"><text:span text:style-name="T1">compiles bundles using latest release matching semver and resolving internal package</text:span></text:p>
            <text:p text:style-name="P11"><text:span text:style-name="T1">dependencies</text:span></text:p>
            <text:p text:style-name="P11"><text:span text:style-name="T1"/></text:p>
            <text:p text:style-name="P11"><text:span text:style-name="T1">max-age: 86400 (24h)</text:span></text:p>
          </draw:text-box>
        </draw:frame>
        <draw:connector draw:style-name="gr13" draw:text-style-name="P13" draw:layer="layout" svg:x1="8.239cm" svg:y1="9.888cm" svg:x2="9.255cm" svg:y2="9.255cm" draw:start-shape="id7" draw:start-glue-point="1" draw:end-shape="id1" draw:end-glue-point="3" svg:d="M8239 9888h507v-633h509" svg:viewBox="0 0 1017 634">
          <text:p/>
        </draw:connector>
        <draw:connector draw:style-name="gr3" draw:text-style-name="P3" draw:layer="layout" svg:x1="13.509cm" svg:y1="7.985cm" svg:x2="25.384cm" svg:y2="3.858cm" draw:start-shape="id1" draw:start-glue-point="0" draw:end-shape="id6" draw:end-glue-point="6" svg:d="M13509 7985v-4127h11875" svg:viewBox="0 0 11876 4128">
          <text:p text:style-name="P1"/>
        </draw:connector>
        <draw:frame draw:style-name="gr14" draw:text-style-name="P9" draw:layer="layout" svg:width="7.864cm" svg:height="1.657cm" svg:x="16.504cm" svg:y="4.048cm">
          <draw:text-box>
            <text:p>check for stored bundle identified by URL</text:p>
          </draw:text-box>
        </draw:frame>
        <draw:custom-shape draw:style-name="gr15" draw:text-style-name="P14" draw:layer="layout" svg:width="0.889cm" svg:height="0.889cm" svg:x="15.732cm" svg:y="4.04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889cm" svg:height="0.889cm" svg:x="6.461cm" svg:y="6.58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0.889cm" svg:height="0.889cm" svg:x="15.986cm" svg:y="6.46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2T10:01:07.603058000</meta:creation-date>
    <dc:date>2016-07-12T10:43:38.433735000</dc:date>
    <meta:editing-duration>PT11M53S</meta:editing-duration>
    <meta:editing-cycles>1</meta:editing-cycles>
    <meta:document-statistic meta:object-count="22"/>
    <meta:generator>LibreOffice/4.4.4.3$MacOSX_X86_64 LibreOffice_project/2c39ebcf046445232b798108aa8a7e7d89552ea8</meta:generator>
  </office:meta>
</office:document-meta>
</file>